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P5" style:parent-style-name="Párrafodelista" style:family="paragraph">
      <style:paragraph-properties fo:margin-left="0in">
        <style:tab-stops/>
      </style:paragraph-properties>
    </style:style>
    <style:style style:name="T6" style:parent-style-name="Fuentedepárrafopredeter." style:family="text">
      <style:text-properties style:font-name-complex="Arial"/>
    </style:style>
    <style:style style:name="P7" style:parent-style-name="Párrafodelista" style:family="paragraph">
      <style:paragraph-properties fo:margin-left="0in">
        <style:tab-stops/>
      </style:paragraph-properties>
    </style:style>
    <style:style style:name="T8" style:parent-style-name="Fuentedepárrafopredeter." style:family="text">
      <style:text-properties style:font-name-complex="Arial"/>
    </style:style>
    <style:style style:name="T9" style:parent-style-name="Fuentedepárrafopredeter." style:family="text">
      <style:text-properties fo:color="#000000" fo:language="en" fo:country="GB"/>
    </style:style>
    <style:style style:name="P10" style:parent-style-name="Standard" style:family="paragraph">
      <style:text-properties fo:color="#000000" fo:language="en" fo:country="GB"/>
    </style:style>
    <style:style style:name="P11" style:parent-style-name="Standard" style:family="paragraph">
      <style:text-properties style:text-underline-type="single" style:text-underline-style="solid" style:text-underline-width="auto" style:text-underline-mode="continuous"/>
    </style:style>
    <style:style style:name="T12"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3" style:parent-style-name="Fuentedepárrafopredeter." style:family="text">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P30" style:parent-style-name="Standard" style:family="paragraph">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T33" style:parent-style-name="Fuentedepárrafopredeter." style:family="text">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fo:color="#000000" fo:background-color="#FBFCFD"/>
    </style:style>
    <style:style style:name="P44" style:parent-style-name="Standard" style:family="paragraph">
      <style:text-properties style:font-name="Liberation SerifLiberation Seri" fo:color="#000000" fo:background-color="#FBFCFD"/>
    </style:style>
    <style:style style:name="P45" style:parent-style-name="Standard" style:family="paragraph">
      <style:text-properties style:font-name="Liberation SerifLiberation Seri" fo:color="#000000" fo:background-color="#FBFCFD"/>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6"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8"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60" style:parent-style-name="Fuentedepárrafopredeter." style:family="text">
      <style:text-properties style:font-name-complex="Arial" fo:color="#222222" fo:background-color="#FFFFFF"/>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30"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1" style:parent-style-name="Fuentedepárrafopredeter." style:family="text">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P136" style:parent-style-name="Standard" style:family="paragraph">
      <style:text-properties style:font-name="Liberation SerifLiberation Seri" style:language-asian="es" style:country-asian="ES" style:language-complex="ar" style:country-complex="SA"/>
    </style:style>
    <style:style style:name="P137" style:parent-style-name="Standard" style:family="paragraph">
      <style:text-properties style:font-name="Liberation SerifLiberation Seri" style:language-asian="es" style:country-asian="ES" style:language-complex="ar" style:country-complex="SA"/>
    </style:style>
    <style:style style:name="P138" style:parent-style-name="Standard" style:family="paragraph">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language-asian="es" style:country-asian="ES" style:language-complex="ar" style:country-complex="SA"/>
    </style:style>
    <style:style style:name="T140"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1" style:parent-style-name="Fuentedepárrafopredeter." style:family="text">
      <style:text-properties style:font-name="Liberation SerifLiberation Seri" style:language-asian="es" style:country-asian="ES" style:language-complex="ar" style:country-complex="SA"/>
    </style:style>
    <style:style style:name="T14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8" style:parent-style-name="Fuentedepárrafopredeter." style:family="text">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P179" style:parent-style-name="Standard" style:family="paragraph">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T182" style:parent-style-name="Fuentedepárrafopredeter." style:family="text">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P190" style:parent-style-name="Standard" style:family="paragraph">
      <style:text-properties style:font-name="Liberation SerifLiberation Seri" style:language-asian="es" style:country-asian="ES" style:language-complex="ar" style:country-complex="SA"/>
    </style:style>
    <style:style style:name="P191" style:parent-style-name="Standard" style:family="paragraph">
      <style:text-properties style:font-name="Liberation SerifLiberation Seri" style:language-asian="es" style:country-asian="ES" style:language-complex="ar" style:country-complex="SA"/>
    </style:style>
    <style:style style:name="P192" style:parent-style-name="Standard" style:family="paragraph">
      <style:text-properties style:font-name="Liberation SerifLiberation Seri" style:language-asian="es" style:country-asian="ES" style:language-complex="ar" style:country-complex="SA"/>
    </style:style>
    <style:style style:name="T193" style:parent-style-name="Fuentedepárrafopredeter." style:family="text">
      <style:text-properties style:font-name="Liberation SerifLiberation Seri" style:language-asian="es" style:country-asian="ES" style:language-complex="ar" style:country-complex="SA"/>
    </style:style>
    <style:style style:name="T194" style:parent-style-name="Fuentedepárrafopredeter." style:family="text">
      <style:text-properties style:font-name="Liberation SerifLiberation Seri"/>
    </style:style>
    <style:style style:name="P195" style:parent-style-name="Standard" style:family="paragraph">
      <style:text-properties style:font-name="Liberation SerifLiberation Seri"/>
    </style:style>
    <style:style style:name="T196" style:parent-style-name="Fuentedepárrafopredeter." style:family="text">
      <style:text-properties style:language-asian="es" style:country-asian="ES" style:language-complex="ar" style:country-complex="SA"/>
    </style:style>
    <style:style style:name="P197" style:parent-style-name="Normal" style:family="paragraph">
      <style:text-properties style:language-asian="es" style:country-asian="ES" style:language-complex="ar" style:country-complex="SA"/>
    </style:style>
    <style:style style:name="P198" style:parent-style-name="Normal" style:family="paragraph">
      <style:text-properties style:language-asian="es" style:country-asian="ES" style:language-complex="ar" style:country-complex="SA"/>
    </style:style>
    <style:style style:name="T199" style:parent-style-name="Fuentedepárrafopredeter." style:family="text">
      <style:text-properties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P201" style:parent-style-name="Standard" style:family="paragraph">
      <style:text-properties style:font-name="Liberation SerifLiberation Seri" style:language-asian="es" style:country-asian="ES" style:language-complex="ar" style:country-complex="SA"/>
    </style:style>
    <style:style style:name="P202" style:parent-style-name="Standard" style:family="paragraph">
      <style:text-properties style:font-name="Liberation SerifLiberation Seri" style:language-asian="es" style:country-asian="ES" style:language-complex="ar" style:country-complex="SA"/>
    </style:style>
    <style:style style:name="P203" style:parent-style-name="Standard" style:family="paragraph">
      <style:text-properties style:font-name="Liberation SerifLiberation Seri" style:language-asian="es" style:country-asian="ES" style:language-complex="ar" style:country-complex="SA"/>
    </style:style>
    <style:style style:name="T204" style:parent-style-name="Fuentedepárrafopredeter." style:family="text">
      <style:text-properties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language-asian="es" style:country-asian="ES" style:language-complex="ar" style:country-complex="SA"/>
    </style:style>
    <style:style style:name="T207"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9"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10" style:parent-style-name="Fuentedepárrafopredeter." style:family="text">
      <style:text-properties style:language-asian="es" style:country-asian="ES" style:language-complex="ar" style:country-complex="SA"/>
    </style:style>
    <style:style style:name="T21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8" style:parent-style-name="Standard" style:family="paragraph">
      <style:text-properties style:font-name="Liberation SerifLiberation Seri" style:language-asian="es" style:country-asian="ES" style:language-complex="ar" style:country-complex="SA"/>
    </style:style>
    <style:style style:name="T229" style:parent-style-name="Fuentedepárrafopredeter." style:family="text">
      <style:text-properties style:font-name="Liberation SerifLiberation Seri" style:language-asian="es" style:country-asian="ES" style:language-complex="ar" style:country-complex="SA"/>
    </style:style>
    <style:style style:name="T230"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31" style:parent-style-name="Fuentedepárrafopredeter." style:family="text">
      <style:text-properties style:font-name="Liberation SerifLiberation Seri" style:language-asian="es" style:country-asian="ES" style:language-complex="ar" style:country-complex="SA"/>
    </style:style>
    <style:style style:name="P232" style:parent-style-name="Standard" style:family="paragraph">
      <style:text-properties style:font-name="Liberation SerifLiberation Seri" style:language-asian="es" style:country-asian="ES" style:language-complex="ar" style:country-complex="SA"/>
    </style:style>
    <style:style style:name="P233" style:parent-style-name="Standard" style:family="paragraph">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40"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4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42" style:parent-style-name="Standard" style:family="paragraph">
      <style:paragraph-properties>
        <style:tab-stops>
          <style:tab-stop style:type="left" style:position="0in"/>
        </style:tab-stops>
      </style:paragraph-properties>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5" style:parent-style-name="Fuentedepárrafopredeter." style:family="text">
      <style:text-properties style:font-name="Liberation SerifLiberation Seri"/>
    </style:style>
    <style:style style:name="T246" style:parent-style-name="Fuentedepárrafopredeter." style:family="text">
      <style:text-properties style:font-name="Liberation SerifLiberation Seri" style:language-asian="es" style:country-asian="ES" style:language-complex="ar" style:country-complex="SA"/>
    </style:style>
    <style:style style:name="T247" style:parent-style-name="Fuentedepárrafopredeter." style:family="text">
      <style:text-properties style:font-name="Liberation SerifLiberation Seri"/>
    </style:style>
    <style:style style:name="T248" style:parent-style-name="Fuentedepárrafopredeter." style:family="text">
      <style:text-properties style:font-name="Liberation SerifLiberation Seri" style:language-asian="es" style:country-asian="ES" style:language-complex="ar" style:country-complex="SA"/>
    </style:style>
    <style:style style:name="T249" style:parent-style-name="Fuentedepárrafopredeter." style:family="text">
      <style:text-properties style:font-name="Liberation SerifLiberation Seri"/>
    </style:style>
    <style:style style:name="P250" style:parent-style-name="Normal" style:family="paragraph">
      <style:text-properties style:font-name="Liberation SerifLiberation Seri"/>
    </style:style>
    <style:style style:name="P251" style:parent-style-name="Normal" style:family="paragraph">
      <style:text-properties style:font-name="Liberation SerifLiberation Seri"/>
    </style:style>
    <style:style style:name="P252" style:parent-style-name="Normal"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2" style:family="paragraph">
      <style:text-properties style:font-name="Liberation SerifLiberation Seri"/>
    </style:style>
    <style:style style:name="P256" style:parent-style-name="Párrafodelista" style:list-style-name="LFO2" style:family="paragraph">
      <style:text-properties style:font-name="Liberation SerifLiberation Seri"/>
    </style:style>
    <style:style style:name="P257" style:parent-style-name="Párrafodelista" style:list-style-name="LFO2" style:family="paragraph">
      <style:text-properties style:font-name="Liberation SerifLiberation Seri"/>
    </style:style>
    <style:style style:name="P258" style:parent-style-name="Párrafodelista" style:list-style-name="LFO2" style:family="paragraph">
      <style:text-properties style:font-name="Liberation SerifLiberation Seri"/>
    </style:style>
    <style:style style:name="P259" style:parent-style-name="Párrafodelista" style:list-style-name="LFO2" style:family="paragraph">
      <style:text-properties style:font-name="Liberation SerifLiberation Seri"/>
    </style:style>
    <style:style style:name="P260" style:parent-style-name="Párrafodelista" style:list-style-name="LFO2" style:family="paragraph">
      <style:text-properties style:font-name="Liberation SerifLiberation Seri" fo:background-color="#00FF00"/>
    </style:style>
    <style:style style:name="P261" style:parent-style-name="Párrafodelista" style:list-style-name="LFO2" style:family="paragraph">
      <style:text-properties style:font-name="Liberation SerifLiberation Seri"/>
    </style:style>
    <style:style style:name="P262" style:parent-style-name="Párrafodelista" style:list-style-name="LFO2" style:family="paragraph">
      <style:text-properties style:font-name="Liberation SerifLiberation Seri" fo:background-color="#00FF00"/>
    </style:style>
    <style:style style:name="P263" style:parent-style-name="Párrafodelista" style:list-style-name="LFO2" style:family="paragraph"/>
    <style:style style:name="T264" style:parent-style-name="Fuentedepárrafopredeter." style:family="text">
      <style:text-properties style:font-name="Liberation SerifLiberation Seri"/>
    </style:style>
    <style:style style:name="P265" style:parent-style-name="Párrafodelista" style:list-style-name="LFO2" style:family="paragraph"/>
    <style:style style:name="T266" style:parent-style-name="Fuentedepárrafopredeter." style:family="text">
      <style:text-properties style:font-name="Liberation SerifLiberation Seri"/>
    </style:style>
    <style:style style:name="T267" style:parent-style-name="Fuentedepárrafopredeter." style:family="text">
      <style:text-properties style:font-name="Liberation SerifLiberation Seri"/>
    </style:style>
    <style:style style:name="T268" style:parent-style-name="Fuentedepárrafopredeter." style:family="text">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style>
    <style:style style:name="T270" style:parent-style-name="Fuentedepárrafopredeter." style:family="text">
      <style:text-properties style:font-name="Liberation SerifLiberation Seri"/>
    </style:style>
    <style:style style:name="T271" style:parent-style-name="Fuentedepárrafopredeter." style:family="text">
      <style:text-properties style:font-name="Liberation SerifLiberation Seri" style:language-asian="es" style:country-asian="ES" style:language-complex="ar" style:country-complex="SA"/>
    </style:style>
    <style:style style:name="P272" style:parent-style-name="Normal" style:family="paragraph">
      <style:text-properties style:font-name="Liberation SerifLiberation Seri" style:language-asian="es" style:country-asian="ES" style:language-complex="ar" style:country-complex="SA"/>
    </style:style>
    <style:style style:name="P273" style:parent-style-name="Normal" style:family="paragraph">
      <style:text-properties style:font-name="Liberation SerifLiberation Seri" style:language-asian="es" style:country-asian="ES" style:language-complex="ar" style:country-complex="SA"/>
    </style:style>
    <style:style style:name="P274" style:parent-style-name="Normal" style:family="paragraph">
      <style:text-properties style:font-name="Liberation SerifLiberation Seri" style:language-asian="es" style:country-asian="ES" style:language-complex="ar" style:country-complex="SA"/>
    </style:style>
    <style:style style:name="P275" style:parent-style-name="Normal" style:family="paragraph">
      <style:text-properties style:font-name="Liberation SerifLiberation Seri" style:language-asian="es" style:country-asian="ES" style:language-complex="ar" style:country-complex="SA"/>
    </style:style>
    <style:style style:name="P276" style:parent-style-name="Normal" style:family="paragraph">
      <style:text-properties style:font-name="Liberation SerifLiberation Seri" style:language-asian="es" style:country-asian="ES" style:language-complex="ar" style:country-complex="SA"/>
    </style:style>
    <style:style style:name="T277" style:parent-style-name="Fuentedepárrafopredeter." style:family="text">
      <style:text-properties style:font-name="Liberation SerifLiberation Seri" style:language-asian="es" style:country-asian="ES" style:language-complex="ar" style:country-complex="SA"/>
    </style:style>
    <style:style style:name="T278" style:parent-style-name="Fuentedepárrafopredeter." style:family="text">
      <style:text-properties style:font-name="Liberation SerifLiberation Seri" style:language-asian="es" style:country-asian="ES" style:language-complex="ar" style:country-complex="SA"/>
    </style:style>
    <style:style style:name="P279" style:parent-style-name="Normal" style:family="paragraph">
      <style:text-properties style:font-name="Liberation SerifLiberation Seri" style:language-asian="es" style:country-asian="ES" style:language-complex="ar" style:country-complex="SA"/>
    </style:style>
    <style:style style:name="P280" style:parent-style-name="Normal" style:family="paragraph">
      <style:text-properties style:font-name="Liberation SerifLiberation Seri" style:language-asian="es" style:country-asian="ES" style:language-complex="ar" style:country-complex="SA"/>
    </style:style>
    <style:style style:name="P281" style:parent-style-name="Normal" style:family="paragraph">
      <style:text-properties style:font-name="Liberation SerifLiberation Seri" style:language-asian="es" style:country-asian="ES" style:language-complex="ar" style:country-complex="SA"/>
    </style:style>
    <style:style style:name="P282" style:parent-style-name="Normal" style:family="paragraph">
      <style:text-properties style:font-name="Liberation SerifLiberation Seri" style:language-asian="es" style:country-asian="ES" style:language-complex="ar" style:country-complex="SA"/>
    </style:style>
    <style:style style:name="P283" style:parent-style-name="Normal" style:family="paragraph">
      <style:text-properties style:font-name="Liberation SerifLiberation Seri" style:language-asian="es" style:country-asian="ES" style:language-complex="ar" style:country-complex="SA"/>
    </style:style>
    <style:style style:name="P284" style:parent-style-name="Normal" style:family="paragraph">
      <style:text-properties style:font-name="Liberation SerifLiberation Seri" style:language-asian="es" style:country-asian="ES" style:language-complex="ar" style:country-complex="SA"/>
    </style:style>
    <style:style style:name="P285" style:parent-style-name="Normal" style:family="paragraph">
      <style:text-properties style:font-name="Liberation SerifLiberation Seri" style:language-asian="es" style:country-asian="ES" style:language-complex="ar" style:country-complex="SA"/>
    </style:style>
    <style:style style:name="P286" style:parent-style-name="Normal" style:family="paragraph">
      <style:text-properties style:font-name="Liberation SerifLiberation Seri" style:language-asian="es" style:country-asian="ES" style:language-complex="ar" style:country-complex="SA"/>
    </style:style>
    <style:style style:name="P287" style:parent-style-name="Normal" style:family="paragraph">
      <style:text-properties style:font-name="Liberation SerifLiberation Seri" style:language-asian="es" style:country-asian="ES" style:language-complex="ar" style:country-complex="SA"/>
    </style:style>
    <style:style style:name="P288" style:parent-style-name="Normal" style:family="paragraph">
      <style:text-properties style:font-name="Liberation SerifLiberation Seri" style:language-asian="es" style:country-asian="ES" style:language-complex="ar" style:country-complex="SA"/>
    </style:style>
    <style:style style:name="P289" style:parent-style-name="Normal" style:family="paragraph">
      <style:text-properties style:font-name="Liberation SerifLiberation Seri" style:language-asian="es" style:country-asian="ES" style:language-complex="ar" style:country-complex="SA"/>
    </style:style>
    <style:style style:name="P290" style:parent-style-name="Normal" style:family="paragraph">
      <style:text-properties style:font-name="Liberation SerifLiberation Seri" style:language-asian="es" style:country-asian="ES" style:language-complex="ar" style:country-complex="SA"/>
    </style:style>
    <style:style style:name="P291" style:parent-style-name="Párrafodelista" style:list-style-name="LFO3" style:family="paragraph">
      <style:text-properties style:font-name="Liberation SerifLiberation Seri" style:language-asian="es" style:country-asian="ES" style:language-complex="ar" style:country-complex="SA"/>
    </style:style>
    <style:style style:name="P292" style:parent-style-name="Párrafodelista" style:list-style-name="LFO3" style:family="paragraph">
      <style:text-properties style:font-name="Liberation SerifLiberation Seri" style:language-asian="es" style:country-asian="ES" style:language-complex="ar" style:country-complex="SA"/>
    </style:style>
    <style:style style:name="P293" style:parent-style-name="Párrafodelista" style:list-style-name="LFO3" style:family="paragraph"/>
    <style:style style:name="T294" style:parent-style-name="Fuentedepárrafopredeter." style:family="text">
      <style:text-properties style:font-name="Liberation SerifLiberation Seri" style:language-asian="es" style:country-asian="ES" style:language-complex="ar" style:country-complex="SA"/>
    </style:style>
    <style:style style:name="T295" style:parent-style-name="Fuentedepárrafopredeter." style:family="text">
      <style:text-properties style:font-name="Arial" style:font-name-complex="Arial" style:language-asian="es" style:country-asian="ES" style:language-complex="ar" style:country-complex="SA"/>
    </style:style>
    <style:style style:name="T296" style:parent-style-name="Fuentedepárrafopredeter." style:family="text">
      <style:text-properties style:font-name="Liberation SerifLiberation Seri" style:language-asian="es" style:country-asian="ES" style:language-complex="ar" style:country-complex="SA"/>
    </style:style>
    <style:style style:name="P297" style:parent-style-name="Normal" style:family="paragraph">
      <style:text-properties style:font-name="Liberation SerifLiberation Seri" style:language-asian="es" style:country-asian="ES" style:language-complex="ar" style:country-complex="SA"/>
    </style:style>
    <style:style style:name="P298" style:parent-style-name="Normal" style:family="paragraph">
      <style:text-properties style:font-name="Liberation SerifLiberation Seri" style:language-asian="es" style:country-asian="ES" style:language-complex="ar" style:country-complex="SA"/>
    </style:style>
    <style:style style:name="P299" style:parent-style-name="Normal" style:family="paragraph">
      <style:text-properties style:font-name="Liberation SerifLiberation Seri" style:language-asian="es" style:country-asian="ES" style:language-complex="ar" style:country-complex="SA"/>
    </style:style>
    <style:style style:name="P300" style:parent-style-name="Normal" style:family="paragraph">
      <style:text-properties style:font-name="Liberation SerifLiberation Seri" style:language-asian="es" style:country-asian="ES" style:language-complex="ar" style:country-complex="SA"/>
    </style:style>
    <style:style style:name="P301" style:parent-style-name="Normal" style:family="paragraph">
      <style:text-properties style:font-name="Liberation SerifLiberation Seri" style:language-asian="es" style:country-asian="ES" style:language-complex="ar" style:country-complex="SA"/>
    </style:style>
    <style:style style:name="P302" style:parent-style-name="Normal" style:family="paragraph">
      <style:text-properties style:font-name="Liberation SerifLiberation Seri" style:language-asian="es" style:country-asian="ES" style:language-complex="ar" style:country-complex="SA"/>
    </style:style>
    <style:style style:name="P303" style:parent-style-name="Normal" style:family="paragraph">
      <style:text-properties style:font-name="Liberation SerifLiberation Seri" style:language-asian="es" style:country-asian="ES" style:language-complex="ar" style:country-complex="SA"/>
    </style:style>
    <style:style style:name="P304" style:parent-style-name="Normal" style:family="paragraph">
      <style:text-properties style:font-name="Liberation SerifLiberation Seri" style:language-asian="es" style:country-asian="ES" style:language-complex="ar" style:country-complex="SA"/>
    </style:style>
    <style:style style:name="P305" style:parent-style-name="Normal" style:family="paragraph">
      <style:text-properties style:font-name="Liberation SerifLiberation Seri" style:language-asian="es" style:country-asian="ES" style:language-complex="ar" style:country-complex="SA"/>
    </style:style>
    <style:style style:name="P306" style:parent-style-name="Normal" style:family="paragraph">
      <style:text-properties style:font-name="Liberation SerifLiberation Seri" style:language-asian="es" style:country-asian="ES" style:language-complex="ar" style:country-complex="SA"/>
    </style:style>
    <style:style style:name="T307" style:parent-style-name="Fuentedepárrafopredeter." style:family="text">
      <style:text-properties style:language-asian="es" style:country-asian="ES" style:language-complex="ar" style:country-complex="SA"/>
    </style:style>
    <style:style style:name="P308" style:parent-style-name="Normal" style:family="paragraph">
      <style:text-properties style:language-asian="es" style:country-asian="ES" style:language-complex="ar" style:country-complex="SA"/>
    </style:style>
    <style:style style:name="P309" style:parent-style-name="Normal" style:family="paragraph">
      <style:text-properties style:language-asian="es" style:country-asian="ES" style:language-complex="ar" style:country-complex="SA"/>
    </style:style>
    <style:style style:name="P310" style:parent-style-name="Normal" style:family="paragraph">
      <style:text-properties style:language-asian="es" style:country-asian="ES" style:language-complex="ar" style:country-complex="SA"/>
    </style:style>
    <style:style style:name="P311" style:parent-style-name="Normal" style:family="paragraph">
      <style:text-properties style:language-asian="es" style:country-asian="ES" style:language-complex="ar" style:country-complex="SA"/>
    </style:style>
    <style:style style:name="P312" style:parent-style-name="Normal" style:family="paragraph">
      <style:text-properties style:language-asian="es" style:country-asian="ES" style:language-complex="ar" style:country-complex="SA"/>
    </style:style>
    <style:style style:name="P313" style:parent-style-name="Normal" style:family="paragraph">
      <style:text-properties style:language-asian="es" style:country-asian="ES" style:language-complex="ar" style:country-complex="SA"/>
    </style:style>
    <style:style style:name="P314" style:parent-style-name="Normal" style:family="paragraph">
      <style:text-properties style:language-asian="es" style:country-asian="ES" style:language-complex="ar" style:country-complex="SA"/>
    </style:style>
    <style:style style:name="P315"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6"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7"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8"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19" style:parent-style-name="Normal" style:family="paragraph">
      <style:text-properties style:font-name="Liberation SerifLiberation Seri" style:language-asian="es" style:country-asian="ES" style:language-complex="ar" style:country-complex="SA"/>
    </style:style>
    <style:style style:name="P320" style:parent-style-name="Normal" style:family="paragraph">
      <style:text-properties style:font-name="Liberation SerifLiberation Seri" fo:font-weight="bold" style:font-weight-asian="bold" style:font-weight-complex="bold" style:language-asian="es" style:country-asian="ES" style:language-complex="ar" style:country-complex="SA"/>
    </style:style>
    <style:style style:name="P321" style:parent-style-name="Normal" style:family="paragraph">
      <style:text-properties style:font-name="Liberation SerifLiberation Seri" style:language-asian="es" style:country-asian="ES" style:language-complex="ar" style:country-complex="SA"/>
    </style:style>
    <style:style style:name="T322"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2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324" style:parent-style-name="Standard" style:family="paragraph">
      <style:paragraph-properties>
        <style:tab-stops>
          <style:tab-stop style:type="left" style:position="0in"/>
        </style:tab-stops>
      </style:paragraph-properties>
    </style:style>
    <style:style style:name="T325" style:parent-style-name="Fuentedepárrafopredeter." style:family="text">
      <style:text-properties style:font-name="Liberation SerifLiberation Seri" style:language-asian="es" style:country-asian="ES" style:language-complex="ar" style:country-complex="SA"/>
    </style:style>
    <style:style style:name="T326"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27" style:parent-style-name="Standard" style:family="paragraph">
      <style:text-properties style:font-name="Liberation SerifLiberation Seri" style:language-asian="es" style:country-asian="ES" style:language-complex="ar" style:country-complex="SA"/>
    </style:style>
    <style:style style:name="T328" style:parent-style-name="Fuentedepárrafopredeter." style:family="text">
      <style:text-properties style:font-name="Liberation SerifLiberation Seri" style:language-asian="es" style:country-asian="ES" style:language-complex="ar" style:country-complex="SA"/>
    </style:style>
    <style:style style:name="T329"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30" style:parent-style-name="Standard" style:family="paragraph">
      <style:text-properties style:font-name="Liberation SerifLiberation Seri" style:language-asian="es" style:country-asian="ES" style:language-complex="ar" style:country-complex="SA"/>
    </style:style>
    <style:style style:name="T331"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32" style:parent-style-name="Fuentedepárrafopredeter." style:family="text">
      <style:text-properties style:font-name="Liberation SerifLiberation Seri" style:language-asian="es" style:country-asian="ES" style:language-complex="ar" style:country-complex="SA"/>
    </style:style>
    <style:style style:name="P333" style:parent-style-name="Standard" style:family="paragraph">
      <style:text-properties style:font-name="Liberation SerifLiberation Seri" style:language-asian="es" style:country-asian="ES" style:language-complex="ar" style:country-complex="SA"/>
    </style:style>
    <style:style style:name="P334" style:parent-style-name="Standard" style:family="paragraph">
      <style:text-properties style:font-name="Liberation SerifLiberation Seri" fo:font-weight="bold" style:font-weight-asian="bold" style:font-weight-complex="bold" style:language-asian="es" style:country-asian="ES" style:language-complex="ar" style:country-complex="SA"/>
    </style:style>
    <style:style style:name="T335"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36"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337" style:parent-style-name="Fuentedepárrafopredeter." style:family="text">
      <style:text-properties style:font-name="Liberation SerifLiberation Seri" fo:font-weight="bold" style:font-weight-asian="bold" style:font-weight-complex="bold" style:text-underline-type="single" style:text-underline-style="solid" style:text-underline-width="auto" style:text-underline-mode="continuous" style:language-asian="es" style:country-asian="ES" style:language-complex="ar" style:country-complex="SA"/>
    </style:style>
    <style:style style:name="T338"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P339" style:parent-style-name="Standard" style:family="paragraph">
      <style:text-properties style:font-name="Liberation SerifLiberation Seri" style:language-asian="es" style:country-asian="ES" style:language-complex="ar" style:country-complex="SA"/>
    </style:style>
    <style:style style:name="P340" style:parent-style-name="Standard" style:family="paragraph">
      <style:text-properties style:font-name="Liberation SerifLiberation Seri" style:language-asian="es" style:country-asian="ES" style:language-complex="ar" style:country-complex="SA"/>
    </style:style>
    <style:style style:name="P341" style:parent-style-name="Standard" style:family="paragraph">
      <style:text-properties style:font-name="Liberation SerifLiberation Seri" style:language-asian="es" style:country-asian="ES" style:language-complex="ar" style:country-complex="SA"/>
    </style:style>
    <style:style style:name="T342" style:parent-style-name="Fuentedepárrafopredeter." style:family="text">
      <style:text-properties style:font-name="Liberation SerifLiberation Seri" style:language-asian="es" style:country-asian="ES" style:language-complex="ar" style:country-complex="SA"/>
    </style:style>
    <style:style style:name="P3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44"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6"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49"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1"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3"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5"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357"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3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35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360" style:parent-style-name="Párrafodelista" style:family="paragraph">
      <style:paragraph-properties fo:margin-left="0in">
        <style:tab-stops/>
      </style:paragraph-properties>
      <style:text-properties fo:color="#000000"/>
    </style:style>
    <style:style style:name="P361" style:parent-style-name="Standard" style:family="paragraph">
      <style:paragraph-properties fo:text-align="center"/>
      <style:text-properties style:font-name="Arial" style:font-name-complex="Arial" fo:font-size="16pt" style:font-size-asian="16pt" style:font-size-complex="16pt" style:text-underline-type="single" style:text-underline-style="solid" style:text-underline-width="auto" style:text-underline-mode="continuous"/>
    </style:style>
    <style:style style:name="P362" style:parent-style-name="Standard" style:family="paragraph">
      <style:paragraph-properties fo:text-align="center"/>
      <style:text-properties style:font-name="Arial" style:font-name-complex="Arial" fo:font-size="16pt" style:font-size-asian="16pt" style:font-size-complex="16pt" style:text-underline-type="single" style:text-underline-style="solid" style:text-underline-width="auto" style:text-underline-mode="continuous"/>
    </style:style>
    <style:style style:name="P363" style:parent-style-name="Standard" style:family="paragraph">
      <style:text-properties style:font-name="Arial" style:font-name-complex="Arial"/>
    </style:style>
    <style:style style:name="P364" style:parent-style-name="Normal" style:family="paragraph">
      <style:paragraph-properties fo:break-before="page" fo:text-align="center"/>
      <style:text-properties fo:hyphenate="true"/>
    </style:style>
  </office:automatic-styles>
  <office:body>
    <office:text text:use-soft-page-breaks="true">
      <text:p text:style-name="P1">cd ~/catkin_ws</text:p>
      <text:p text:style-name="P2">source devel/setup.bash</text:p>
      <text:p text:style-name="P3"/>
      <text:p text:style-name="P4"/>
      <text:p text:style-name="Standard">01/08/22</text:p>
      <text:p text:style-name="P5"><text:span text:style-name="T6">-“catkin_make -- pkg programa_central” antes que “</text:span>catkin_make --pkg localizacion_estanterias” y “catkin_make --pkg localizacion_productos”</text:p>
      <text:p text:style-name="P7">- Borrado vision/<text:span text:style-name="T8">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9">sudo apt-get update -y</text:span></text:p>
      <text:p text:style-name="P10"><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11"/>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12">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3">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4">- Intentar hacer lo de la transformada de Hough.</text:p>
      <text:p text:style-name="P15"/>
      <text:p text:style-name="P16">04/11/22</text:p>
      <text:p text:style-name="P17">-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8"/>
      <text:p text:style-name="P19">07/11/22</text:p>
      <text:p text:style-name="P20">-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21"/>
      <text:p text:style-name="P22">08/11/22</text:p>
      <text:p text:style-name="P23">- Se ha creado un bucle en “hough.py” para ir subiendo el umbral de la transformada de Hough hasta que nos quedemos con un número de líneas horizontales reducido.</text:p>
      <text:p text:style-name="P24"/>
      <text:p text:style-name="P25">09/11/22</text:p>
      <text:p text:style-name="P26">-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7">Ahora hay que desarrollar un algoritmo que diga cuál de esas líneas es el borde de un rectángulo y cuál es simplemente producto.<text:s/></text:p>
      <text:p text:style-name="P28"/>
      <text:p text:style-name="P29">10/11/22</text:p>
      <text:p text:style-name="P30">-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31"/>
      <text:p text:style-name="P32">12/11/22</text:p>
      <text:p text:style-name="Standard"><text:span text:style-name="T33">- En “hough.py” se ha ordenado el vector de alturas de menor a mayor (de la línea de más arriba a la de más abajo), y el vector de ángulos se ha ordenado acorde a los cambios en el vector de alturas.</text:span></text:p>
      <text:p text:style-name="Standard"/>
      <text:soft-page-break/>
      <text:p text:style-name="P34">21/11/22</text:p>
      <text:p text:style-name="P35">-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6">-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7">- Se ha metido el filtro de color en “gradientes.py”, ahora el cálculo de los gradientes se debe hacer con la imagen “target”.</text:p>
      <text:p text:style-name="P38"/>
      <text:p text:style-name="P39">25/11/22</text:p>
      <text:p text:style-name="P40">-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41">- También se ha creado el algoritmo para hacer el kernel que filtra por alturas, pero puede tardar minutos en ejecutarse, encontrar una manera más rápida de hacerlo.<text:s/></text:p>
      <text:p text:style-name="P42"/>
      <text:p text:style-name="P43">28/11/22</text:p>
      <text:p text:style-name="P44">- En “hough.py” se ha logrado realizar el kernel más rápido gracias a la consulta en StackOverflow.<text:s/></text:p>
      <text:p text:style-name="P45">- También se ha unido “hough”, “gradientes” y “color” todos en el código de “gradientes”. Necesita pulirse la parte de la transformada de Hough.</text:p>
      <text:p text:style-name="Standard"/>
      <text:p text:style-name="P46">29/11/22</text:p>
      <text:p text:style-name="P47">- Se ha limpiado el código de “gradientes.py” de trozos de código comentados que ya no son útiles. - También se ha creado “hsvThresholder.py” que nos ayuda a averiguar el filtro HSV que se debe aplicar para aislar un color concreto.</text:p>
      <text:p text:style-name="P48">- Introducir fase de aprendizaje en “gradientes.py” y en pensar en mejoras adicionales (la parte de la transformada de Hough debe mejorarse).</text:p>
      <text:p text:style-name="P49"/>
      <text:p text:style-name="P50">30/11/22</text:p>
      <text:p text:style-name="P51">- Se ha enviado un correo a Miguel Ángel, ya que la detección de líneas horizontales en las fotos de Mercadona no va del todo bien y la detección de códigos de barras menos aún porque son muy pequeños.<text:s/></text:p>
      <text:p text:style-name="P52">- En “gradientes.py” se han creado unas líneas para el caso de las fotos de la gasolinera y otras para el caso de las fotos del Mercadona, de esta manera se parametrizan las máscaras, umbrales, etc de manera diferente.</text:p>
      <text:p text:style-name="P53"/>
      <text:p text:style-name="P54">08/12/22</text:p>
      <text:p text:style-name="Standard"><text:span text:style-name="T55">- Se han revisado todas las funciones de “gradientes.py” para ver si modificando algún flag o añadiendo o quitando alguno mejoraba el comportamiento, parece ser que no. Tan solo mirar el<text:s/></text:span><text:span text:style-name="T56">ksize</text:span><text:span text:style-name="T57"><text:s/>de la función<text:s/></text:span><text:span text:style-name="T58">cv2.Sobel.</text:span></text:p>
      <text:p text:style-name="P59"/>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60">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61"/>
      <text:p text:style-name="P62">20/12/22</text:p>
      <text:p text:style-name="P63">-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4"/>
      <text:p text:style-name="P65">21/12//22</text:p>
      <text:p text:style-name="P66">- Se ha sacado el número de parejas echas para compararlo con el número de bandas de la estantería que se supone conocido por ahora y, así poder saber si faltan bandas por detectar o no. También se ha sacado el número de líneas desechadas.</text:p>
      <text:p text:style-name="P67"/>
      <text:p text:style-name="P68">22/12/22</text:p>
      <text:p text:style-name="Standard"><text:span text:style-name="T69">- Se ha avanzado en el relleno de líneas desechadas, se rellenará hacia ambos lados, se hará una AND de cada uno con el filtro de color y la que dé más píxeles en blanco será el relleno hacia el lado correcto.</text:span></text:p>
      <text:p text:style-name="P70"/>
      <text:p text:style-name="P71">26/12/22</text:p>
      <text:p text:style-name="P72">-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3"/>
      <text:p text:style-name="P74">27/12/22</text:p>
      <text:p text:style-name="P75">- Se ha intentado arreglar el tema de la creación de bandas artificial pero no ha salido bien.</text:p>
      <text:p text:style-name="P76"/>
      <text:p text:style-name="P77">29/12/22</text:p>
      <text:p text:style-name="P78">- Se ha creado la parte de rellenar las líneas desechadas, por ahora rellena hacia ambos lados con el ancho igual al mayor de las parejas ya detectadas directamente a través de Hough.<text:s/></text:p>
      <text:p text:style-name="P79">- También hay que mirar que las líneas desechadas son realmente bordes de bandas horizontales o si por el contrario, son líneas ubicadas en la zona de los productos y que por tanto no sirven.</text:p>
      <text:p text:style-name="P80"/>
      <text:p text:style-name="P81">03/01/23</text:p>
      <text:p text:style-name="P82">-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3">- Si por el contrario se detecta una línea en la parte de abajo de los productos no importa, porque nos ayudará a detectar el límite superior de la banda que está justo debajo de ese estante de productos.</text:p>
      <text:p text:style-name="P84"/>
      <text:p text:style-name="P85">04/01/23</text:p>
      <text:p text:style-name="P86">-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7"/>
      <text:p text:style-name="P88"/>
      <text:p text:style-name="P89"/>
      <text:soft-page-break/>
      <text:p text:style-name="P90">09/01/23</text:p>
      <text:p text:style-name="P91">- Se han obtenido unos valores de la tabla del principio con los que funciona más o menos bien el algoritmo de detección de líneas, emparejamiento y relleno/eliminación de líneas sueltas según el número de bandas a identificar.</text:p>
      <text:p text:style-name="P92"/>
      <text:p text:style-name="P93">11/01/23</text:p>
      <text:p text:style-name="P94">-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5"><text:s/></text:p>
      <text:p text:style-name="P96">14/01/23</text:p>
      <text:p text:style-name="P97">- Se ha retocado una cosa en la creación de “mascara2” y se ha retocado también la creación de bandas artificiales, aun así, hay que tocarle cosas aún.<text:s/></text:p>
      <text:p text:style-name="P98">- También se han añadido 10 píxeles por arriba y 10 píxeles por debajo a las parejas directamente detectadas, para evitar que la etiqueta del código se quede cortada si la banda no está completamente horizontal.</text:p>
      <text:p text:style-name="P99"/>
      <text:p text:style-name="P100">16/01/23</text:p>
      <text:p text:style-name="P101">- Se ha terminado el algoritmo de creación de bandas artificiales, revisarlo por si se ocurre una manera de mejorarlo.<text:s/></text:p>
      <text:p text:style-name="P102">- Se han ensanchado los 10 píxeles de las parejas directamente detectadas a 20 píxeles.<text:s/></text:p>
      <text:p text:style-name="P103"/>
      <text:p text:style-name="P104">19/01/23</text:p>
      <text:p text:style-name="P105">- Si se quiere hacer algo aplicando un filtro al color, hay que tener cuidado con los reflejos de la luz sobre el plástico que suele haber delante de las bandas horizontales.</text:p>
      <text:p text:style-name="P106"/>
      <text:p text:style-name="P107">23/01/23</text:p>
      <text:p text:style-name="P108">-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9"/>
      <text:p text:style-name="P110">24/01/23</text:p>
      <text:p text:style-name="P111">- Se sigue intentando quitar los reflejos de la luz pero sin éxito, se ha preguntado en StackOverflow.</text:p>
      <text:p text:style-name="P112"/>
      <text:p text:style-name="P113">25/01/23</text:p>
      <text:p text:style-name="P114">-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5"/>
      <text:p text:style-name="P116">26/01/23</text:p>
      <text:p text:style-name="P117">- Se ha comenzado el algoritmo para eliminar parejas en la zona de productos.</text:p>
      <text:p text:style-name="P118"/>
      <text:p text:style-name="P119">30/01/23</text:p>
      <text:p text:style-name="P120">- Se ha terminado el algoritmo de eliminar parejas de los productos pero que hay que mejorarlo aún.<text:s/></text:p>
      <text:p text:style-name="P121">- También se ha empezado a crear funciones para hacer el código más modular y para que además quede más limpio.</text:p>
      <text:p text:style-name="P122"/>
      <text:p text:style-name="P123">31/01/23</text:p>
      <text:p text:style-name="P124">- Se ha seguido creando funciones para cada paso.</text:p>
      <text:soft-page-break/>
      <text:p text:style-name="P125">01/02/23</text:p>
      <text:p text:style-name="P126">- Se han organizado los plots.</text:p>
      <text:p text:style-name="P127"/>
      <text:p text:style-name="P128">02/02/23</text:p>
      <text:p text:style-name="P129">-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30">- Se ha empezado a hacer, hay que unir los 4 “lines” en uno y pasarle eso a la función “</text:span><text:span text:style-name="T131">seleccion_lineas_definitivas()”.</text:span></text:p>
      <text:p text:style-name="P132"/>
      <text:p text:style-name="P133">06/02/23</text:p>
      <text:p text:style-name="P134">- Se ha logrado unir los 4 “lines” y pasarlos a “seleccion_lineas_definitivas()”.<text:s/></text:p>
      <text:p text:style-name="P135">- Hay que revisar los algoritmos de relleno de líneas sueltas, creación de bandas artificiales y eliminación de bandas en zonas de productos.<text:s/></text:p>
      <text:p text:style-name="P136"/>
      <text:p text:style-name="P137">07/02/23</text:p>
      <text:p text:style-name="P138">- Revisado el relleno de líneas y la creación de bandas artificiales.<text:s/></text:p>
      <text:p text:style-name="Standard"><text:span text:style-name="T139">- Quizás sacar el “vector_ocupacion” en “</text:span><text:span text:style-name="T140">emparejamiento_lineas()” para luego usarlo como una de las condiciones para rellenar una línea suelta en “</text:span><text:span text:style-name="T141">relleno_lineas_sueltas()”.<text:s/></text:span><text:span text:style-name="T142">Quizás pare ello se deba pedir como condición al hacer la foto que la banda de más arriba y la de más abajo estén cerca del límite superior e inferior de la imagen respectivamente para aprovecharlo al calcular el “vector_ocupación”.</text:span></text:p>
      <text:p text:style-name="P143">- Mirar que en “emparejamiento_lineas()” no se formen más parejas que número de bandas posibles y comprobar que dos parejas no están en la misma franja.<text:s/></text:p>
      <text:p text:style-name="P144"/>
      <text:p text:style-name="P145">08/02/23</text:p>
      <text:p text:style-name="P146">- Se ha pasado el cálculo de “vector_ocupacion” a “emparejamiento_lineas()”.</text:p>
      <text:p text:style-name="Standard"><text:span text:style-name="T147">- Hay que pensar cómo hacer la condición bien para rellenar las líneas desechadas en “</text:span><text:span text:style-name="T148">relleno_lineas_sueltas()” usando el “vector_ocupacion”.</text:span></text:p>
      <text:p text:style-name="P149"/>
      <text:p text:style-name="P150">09/02/23</text:p>
      <text:p text:style-name="P151">- Impuesta la condición para rellenar una línea aparte de la condición de estar 2/3 veces por debajo del ancho máximo y que haya menos parejas formadas que bandas a detectar.</text:p>
      <text:p text:style-name="P152"/>
      <text:p text:style-name="P153">13/02/23</text:p>
      <text:p text:style-name="P154">- Se ha introducido el cálculo del vector ocupación tras la eliminación de bandas.<text:s/></text:p>
      <text:p text:style-name="P155">- La detección de bandas está casi terminada.</text:p>
      <text:p text:style-name="P156">- Hay que ponerse pronto con la detección de códigos de barras.</text:p>
      <text:p text:style-name="P157"/>
      <text:p text:style-name="P158">14/02/23</text:p>
      <text:p text:style-name="P159">- Se han ajustado el resto de valores de la tabla para el resto de números de bandas, con 2 bandas es como peor funciona el algoritmo.</text:p>
      <text:p text:style-name="P160">- Por ahora se va a dejar así y se va a pasar a la detección de códigos de barras en las bandas detectadas.</text:p>
      <text:p text:style-name="P161"/>
      <text:p text:style-name="P162">17/02/23</text:p>
      <text:p text:style-name="P163">-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4"/>
      <text:p text:style-name="P165"/>
      <text:soft-page-break/>
      <text:p text:style-name="P166">23/02/23</text:p>
      <text:p text:style-name="P167">- He sacado los códigos de barras usando gradientes, ajustar dimensiones de los parámetros “kernel1” y “kernel2” según distancia de la cámara a la estantería.</text:p>
      <text:p text:style-name="P168"/>
      <text:p text:style-name="P169">01/03/23</text:p>
      <text:p text:style-name="P170">- Probando a sacar los códigos de barras con el recorte del zoom que se le ha hecho a una imagen.</text:p>
      <text:p text:style-name="P171"/>
      <text:p text:style-name="P172">02/03/23</text:p>
      <text:p text:style-name="P173">- Se ha ido a hacer fotos a la gasolinera para 2, 3 y 4 bandas (de 5 no había). También se han hecho foto de códigos de barra de cerca emulando el zoom de la cámara al hacer el barrido de las bandas.</text:p>
      <text:p text:style-name="P174"/>
      <text:p text:style-name="P175">04/03/23</text:p>
      <text:p text:style-name="P176">- El código original se ha renombrado a “líneas.py” ya que se ha dejado solo la parte de código que calcula las bandas.</text:p>
      <text:p text:style-name="P177">- Para la parte de código que calcula los gradientes se ha creado el código “gradientes.py”, que recibirá las imágenes con zoom.</text:p>
      <text:p text:style-name="P178">- Se ha probado con las fotos de la gasolinera, hay que aumentar el rango de ángulos en Hough para que funcione más o menos bien.</text:p>
      <text:p text:style-name="P179"/>
      <text:p text:style-name="P180">05/03/23</text:p>
      <text:p text:style-name="P181">- Se ha hecho la parte de las franjas y Hough para 2 y 3 bandas (se ha copiado el código y se ha adaptado).<text:s/></text:p>
      <text:p text:style-name="Standard"><text:span text:style-name="T182">-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3">- Probar a quitar los reflejos de los códigos de barra en “gradientes.py” y sacar los putos centrales de los códigos de barras.</text:p>
      <text:p text:style-name="P184">- En “líneas.py” hacer el algoritmo de manera iterativa, tipo que vea una vez formadas las bandas y ver si están repartidas por toda la imagen, en caso contrario, agrupar las bandas de nuevo y ver si se obtiene un mejor resultado.</text:p>
      <text:p text:style-name="P185"/>
      <text:p text:style-name="P186">07/03/23</text:p>
      <text:p text:style-name="P187">- En “gradientes.py” se ha obtenido el contorno y píxel central de los códigos de barras identificados, además se han representado en la imagen enmascarada (“masked”).</text:p>
      <text:p text:style-name="P188">-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9">12/03/23</text:p>
      <text:p text:style-name="P190">- Se ha comenzado a crear la fase de aprendizaje en “líneas.py”.<text:s/></text:p>
      <text:p text:style-name="P191"/>
      <text:p text:style-name="P192">13/03/23</text:p>
      <text:p text:style-name="Standard"><text:span text:style-name="T193">- Se ha usado “</text:span><text:span text:style-name="T194">pip install natsort” para instalar natsort. Con esto se logra abrir las imágenes en orden, es decir, ‘1.jpg’, ‘2.jpg’, ‘3.jpg’… Esto se ha realizado en el código de prueba “prueba_lectura_imagenes.py”.</text:span></text:p>
      <text:p text:style-name="P195">-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6">calcula_banda_central()”, para poder llamarla desde “líneas.py”.</text:span></text:p>
      <text:p text:style-name="P197"/>
      <text:p text:style-name="P198">14/03/23</text:p>
      <text:p text:style-name="Normal"><text:span text:style-name="T199">- Para el tema de cambiar las direcciones de donde se leen las imágenes, quizás se puede usar un vector y en cada posición guardar una dirección, en cada iteración se incrementará el índice.</text:span></text:p>
      <text:p text:style-name="P200">- Realizada fase de aprendizaje al final de cada imagen leída, ahora hay que usar eso a la hora de coger las bandas para las imágenes siguientes.</text:p>
      <text:p text:style-name="P201"/>
      <text:p text:style-name="P202">15/03/23</text:p>
      <text:p text:style-name="P203">- Se ha pasado Hough por franjas a una función, hay que mirar cómo reducir el tamaño de esa función y así evitar copiar tantas veces lo mismo.</text:p>
      <text:p text:style-name="Normal">- En “<text:span text:style-name="T204">emparejamiento_lineas()</text:span>”, se ha introducido un caso para contemplar cuando tenemos tres líneas prácticamente consecutivas para emparejar. Así nos quedaremos con las dos líneas más exteriores de las tres.</text:p>
      <text:p text:style-name="Normal">- En “<text:span text:style-name="T205">relleno_</text:span><text:span text:style-name="T206">lineas</text:span><text:span text:style-name="T207">_sueltas()”, se han metido condiciones para cuando al restar la altura menos el ancho obtenemos un valor menor a 0 o si por el contrario, al sumar la altura más el ancho obtenemos un valor mayor a 3000.</text:span></text:p>
      <text:p text:style-name="Normal"><text:span text:style-name="T208">- Cuando se elimina una línea definitivamente en<text:s/></text:span>“<text:span text:style-name="T209">relleno_</text:span><text:span text:style-name="T210">lineas</text:span><text:span text:style-name="T211">_sueltas()”, se le ha restado 1 a todos los elementos de “vector_indices” para que se siga realizando bien.</text:span></text:p>
      <text:p text:style-name="P212"/>
      <text:p text:style-name="P213">16/03/23</text:p>
      <text:p text:style-name="P214">- Revisado que el algoritmo para modificar los valores de “vector_indices” va bien.</text:p>
      <text:p text:style-name="P215"/>
      <text:p text:style-name="P216">17/03/23</text:p>
      <text:p text:style-name="P217">- Establecidas las condiciones en la fase de aprendizaje para modificar los valores del vector por primera vez, y los casos en los que se puede estrechar alguna de las bandas ya guardadas en “vector_aprendizaje”.</text:p>
      <text:p text:style-name="P218">- Ahora hay que ver cómo usar el “vector_aprendizaje” a la hora de coger las bandas para la siguiente imagen.</text:p>
      <text:p text:style-name="P219"/>
      <text:p text:style-name="P220">20/03/23</text:p>
      <text:p text:style-name="P221">- Se ha creado una función llamada “fase_aprendizaje()” para usar la información de “vector_aprendizaje” en la imagen siguiente”. Hay que ver cómo usar o si se van a usar las líneas desechadas en esa fase de aprendizaje.</text:p>
      <text:p text:style-name="P222"/>
      <text:p text:style-name="P223">23/03/23</text:p>
      <text:p text:style-name="Normal"><text:span text:style-name="T224">- Se ha terminado prácticamente la función “fase_aprendizaje()”. Quizás más adelante hay que retocarla.<text:s/></text:span></text:p>
      <text:p text:style-name="Normal"/>
      <text:soft-page-break/>
      <text:p text:style-name="P225">27/03/23</text:p>
      <text:p text:style-name="Normal"><text:span text:style-name="T226">- Se ha creado “completar</text:span><text:span text:style-name="T227">_bandas_aprendizaje()”, para completar las bandas que se quedan a medias solo con el límite superior o inferior tras la fase de aprendizaje. Se usará el ancho de las bandas que sí están completas para obtener el límite que falta.</text:span></text:p>
      <text:p text:style-name="P228">- Se ha metido el trozo de código para sacar “vector_ocupacion” al final de</text:p>
      <text:p text:style-name="Standard"><text:span text:style-name="T229">“completar</text:span><text:span text:style-name="T230">_bandas_aprendizaje</text:span><text:span text:style-name="T231"><text:s/>()” tras completar las bandas que estaban a medias.</text:span></text:p>
      <text:p text:style-name="P232"/>
      <text:p text:style-name="P233">28/03/23</text:p>
      <text:p text:style-name="P234">- Se ha rellenado artificialmente “vector_mascara” para resolver el problema de la línea de “altura2_media”. Ahora también con obtener una sola separación, ya nos quedamos con esa sin buscar más.<text:s/></text:p>
      <text:p text:style-name="P235"/>
      <text:p text:style-name="P236">29/03/23</text:p>
      <text:p text:style-name="P237">- Se han arreglado bastantes detalles que han dado error al utilizar la fase de aprendizaje.</text:p>
      <text:p text:style-name="P238"/>
      <text:p text:style-name="P239">31/03/23</text:p>
      <text:p text:style-name="P240">- Se ha probado la fase de aprendizaje con las 4 secuencias, pero hay fallos en la parte de rellenar con bandas artificiales. Hay que repasarlo y arreglarlo.</text:p>
      <text:p text:style-name="P241">-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42"><text:span text:style-name="T243">- De esta manera probablemente sobre la función “completar</text:span><text:span text:style-name="T244">_bandas_aprendizaje()”, pero se mirará si se debe rellenar alguna de las líneas sueltas.</text:span></text:p>
      <text:p text:style-name="Normal"><text:span text:style-name="T245">- Se va a probar a poner la función “</text:span><text:span text:style-name="T246">eliminacion_bandas_productos()</text:span><text:span text:style-name="T247">” justo después de hacer el emparejamiento, es decir, después de la función<text:s/></text:span><text:span text:style-name="T248">“emparejamiento_lineas()”</text:span><text:span text:style-name="T249">.</text:span></text:p>
      <text:p text:style-name="P250"/>
      <text:p text:style-name="P251">03/04/23</text:p>
      <text:p text:style-name="P252">- Por ahora se va a realizar:</text:p>
      <text:list text:style-name="LFO1" text:continue-numbering="true">
        <text:list-item>
          <text:p text:style-name="P253">Configuración de parámetros según número de bandas a identificar</text:p>
        </text:list-item>
        <text:list-item>
          <text:p text:style-name="P254">División en franjas</text:p>
        </text:list-item>
      </text:list>
      <text:list text:style-name="LFO2" text:continue-numbering="true">
        <text:list-item>
          <text:p text:style-name="P255">Búsqueda de líneas horizontales por Hough por franjas</text:p>
        </text:list-item>
        <text:list-item>
          <text:p text:style-name="P256">Selección líneas definitivas</text:p>
        </text:list-item>
        <text:list-item>
          <text:p text:style-name="P257">Ordenar líneas definitivas</text:p>
        </text:list-item>
        <text:list-item>
          <text:p text:style-name="P258">Emparejamiento de líneas</text:p>
        </text:list-item>
        <text:list-item>
          <text:p text:style-name="P259">Eliminación bandas en productos</text:p>
        </text:list-item>
        <text:list-item>
          <text:p text:style-name="P260">Fase de aprendizaje a partir de la segunda imagen (en aprendizaje)</text:p>
        </text:list-item>
        <text:list-item>
          <text:p text:style-name="P261">Obtención del ancho de las parejas</text:p>
        </text:list-item>
        <text:list-item>
          <text:p text:style-name="P262">Completar bandas a medias (en aprendizaje)<text:s/></text:p>
        </text:list-item>
        <text:list-item>
          <text:p text:style-name="P263"><text:span text:style-name="T264">Relleno con bandas artificiales</text:span></text:p>
        </text:list-item>
        <text:list-item>
          <text:p text:style-name="P265"><text:span text:style-name="T266">Modificación “vector_aprendizaje”</text:span></text:p>
        </text:list-item>
      </text:list>
      <text:p text:style-name="Normal">04/04/23</text:p>
      <text:p text:style-name="Normal">- Se ha comenzado a adaptar la función “fase_aprendizaje()” a la nueva estructura del programa. Se comparan las parejas formadas en la<text:s/><text:span text:style-name="T267">función<text:s/></text:span><text:span text:style-name="T268">“emparejamiento_lineas()”</text:span><text:span text:style-name="T269">con las de</text:span></text:p>
      <text:p text:style-name="Normal"><text:span text:style-name="T270">“</text:span><text:span text:style-name="T271">vector_aprendizaje”. Luego se va a mirar también las líneas desechadas y se comparan con “vector_aprendizaje”.</text:span></text:p>
      <text:p text:style-name="P272"/>
      <text:p text:style-name="P273">05/04/23</text:p>
      <text:p text:style-name="P274">- Se ha estado arreglando parte del código para la nueva estructura comentada el día 03/04/23.</text:p>
      <text:p text:style-name="P275"/>
      <text:p text:style-name="P276">10/04/23</text:p>
      <text:soft-page-break/>
      <text:p text:style-name="Normal"><text:span text:style-name="T277">- En la función “</text:span>fase_aprendizaje()”<text:span text:style-name="T278">, las parejas formadas que no coinciden con alguna pareja de “vector_aprendizaje” se añaden también a las líneas desechadas. Además se ha creado “vector_mascara_def” genérico según el número de bandas a identificar.</text:span></text:p>
      <text:p text:style-name="P279">- Se han arreglado varias cosas de la función “fase_aprendizaje()”.</text:p>
      <text:p text:style-name="P280">11/04/23</text:p>
      <text:p text:style-name="P281">- Se ha terminado de arreglar todas las cosas con la nueva estructura del programa. Por ahora está todo correcto, habrá que probar con varios datasets para verificar que no aparece nada raro.</text:p>
      <text:p text:style-name="P282">- Arreglado un fallo que había en la función “bandas_artitificales()”.</text:p>
      <text:p text:style-name="P283">- Se han puesto todos los vectores creados de manera genérica según el número de bandas o la longitud de alguna variable ya obtenida.</text:p>
      <text:p text:style-name="P284"/>
      <text:p text:style-name="P285">12/04/23</text:p>
      <text:p text:style-name="P286">- Enviado correo a Miguel Ángel con todo lo que hace el programa ahora mismo.<text:s/></text:p>
      <text:p text:style-name="P287">- También se ha cambiado una pequeña cosilla que tenía un IF dentro de otro y ahora se ha puesto con una and en uno solo.<text:s/></text:p>
      <text:p text:style-name="P288"/>
      <text:p text:style-name="P289">13/04/23</text:p>
      <text:p text:style-name="P290">- Recibido correo de Miguel Ángel, dice que la fase de aprendizaje mejora mucho el trabajo y que es hora de empezar a hacer la memoria. Aun así, le he comentado que me gustaría añadir tres cosas más al programa y dice que le parece bien:</text:p>
      <text:list text:style-name="LFO3" text:continue-numbering="true">
        <text:list-item>
          <text:p text:style-name="P291">Librería de openCV para obtener el código de los códigos de barras.</text:p>
        </text:list-item>
        <text:list-item>
          <text:p text:style-name="P292">Quitar reflejo de la luz antes de calcular gradientes en las imágenes con zoom.</text:p>
        </text:list-item>
        <text:list-item>
          <text:p text:style-name="P293"><text:span text:style-name="T294">Obtener las coordenadas reales de los códigos de barras sabiendo la posición del robot y que la cámara es 3D<text:s/></text:span><text:span text:style-name="T295">→</text:span><text:span text:style-name="T296"><text:s/>no solo da (x,y) sino que también da la profundidad (componente z).</text:span></text:p>
        </text:list-item>
      </text:list>
      <text:p text:style-name="P297">17/04/23</text:p>
      <text:p text:style-name="P298">- Se ha metido el detector de openCV en “barcode.py” para obtener la decodificación de los códigos de barra. Detecta los códigos y da las coordenadas de las esquinas más o menos bien, pero no es capaz de decodificar el código, quizás son pequeños para esa función y habría que hacer más zoom.</text:p>
      <text:p text:style-name="P299"/>
      <text:p text:style-name="P300">18/04/23</text:p>
      <text:p text:style-name="P301">- Se ha usado la función “inpaint” en “líneas.py” en la función “calcula_banda()” para ver si se lograba eliminar los reflejos de la luz sobre los códigos de barras, pero no ha funcionado bien. Se ha preguntado en StackOverflow.</text:p>
      <text:p text:style-name="P302"/>
      <text:p text:style-name="P303">01/05/23</text:p>
      <text:p text:style-name="P304">- Se ha pasado el suavizado gaussiano justo antes de calcular los gradientes y no después.</text:p>
      <text:p text:style-name="P305">- Se ha ajustado un poco el tamaño de los kernels para que siga funcionando bien la detección de los códigos de barras por gradientes.</text:p>
      <text:p text:style-name="P306"/>
      <text:p text:style-name="Normal">02/05/23</text:p>
      <text:p text:style-name="Normal">- Se ha obtenido el área de los parches blancos de la imagen “dilate” usando “<text:span text:style-name="T307">cv2.connectedComponentsWithStats()”. Con esa información se ha creado una máscara que solo deja los parches con un número de píxeles superior a un cierto umbral, de esta manera los códigos que les esté dando el reflejo de la luz, tendrán un número de píxeles inferior que los códigos de barras que no tienen reflejo de la luz y así se filtrarán los parches. Además, con esta funcionalidad nos ahorramos tener que intentar suavizar/eliminar el efecto del reflejo de la luz sobre las bandas de plástico que hay encima de los códigos de barras.</text:span></text:p>
      <text:p text:style-name="P308"/>
      <text:p text:style-name="P309">03/05/23</text:p>
      <text:p text:style-name="P310">- El número de bandas se introduce ahora por la línea de comandos. Corresponde con “sys.argv[1]”.</text:p>
      <text:p text:style-name="P311"/>
      <text:p text:style-name="P312">11/05/23</text:p>
      <text:soft-page-break/>
      <text:p text:style-name="P313">- Se configuran los parámetros de separación de píxeles para unir líneas, formar parejas, distancia para eliminar dos parejas muy juntas con la función<text:s/></text:p>
      <text:p text:style-name="P314"/>
      <text:p text:style-name="P315"/>
      <text:p text:style-name="P316">HACER QUE EL NÚMERO DE BANDAS SE INTRODUZCA POR EL TERMINAL O INCLUSO QUE LEA DEL PATH EL NOMBRE Y SEPA CUANTAS SON.</text:p>
      <text:p text:style-name="P317"/>
      <text:p text:style-name="P318">CREAR FUNCIÓN “CONFIGURACION_NUMERO_BANDAS()” PARA DAR VALOR A LAS VARIABLES DE LA TABLA SEGÚN EL NÚMERO DE BANDAS A DETECTAR.</text:p>
      <text:p text:style-name="P319"/>
      <text:p text:style-name="P320">ARREGLAR PROBLEMA EN FUNCIÓN “FASE_APRENDIZAJE()” CON “VECTOR_LIMITES_INFERIORES_DEF”, PARECE QUE RESERVA MÁS ESPACIO QUE CON EL MISMO VECTOR EN LA FUNCION “EMPAREJAMIENTO_LINEAS()”.</text:p>
      <text:p text:style-name="P321"/>
      <text:p text:style-name="Normal"><text:span text:style-name="T322">CREAR “VECTOR_MASCARA_DEF” GENÉRICO SEGÚN EL NÚMERO DE BANDAS EN LA FUNCIÓN “FASE_APRENDIZAJE()”</text:span></text:p>
      <text:p text:style-name="P323"/>
      <text:p text:style-name="P324"><text:span text:style-name="T325">HACER UN MATCH ENTRE EL CENTRO DEL CÓDIGO DE BARRAS EN LAS IMÁGENES CON ZOOM Y LA IMAGEN SIN ZOOM PARA SABER LAS COORDENADAS REALES DEL PUNTO. MIRAR CÓMO SE HIZO EN AMPLI DE ROBÓTICA.<text:s/></text:span><text:span text:style-name="T326">LO QUE SE HARÁ ES ASIGNAR LA POSICIÓN DEL ROBOT A ESE CÓDIGO DETECTADO, YA QUE NO NECESITAMOS SABER LA POSICIÓN EXACTA DEL CÓDIGO SINO A DÓNDE DEBE IR EL ROBOT PARA QUE EL CLIENTE PUEDA COGER ESE PRODCUTO (NOSOTROS AL PLANIFICADOR LE PASAMOS EL PUNTO DONDE DEBE IR EL ROBOT, NO LA POSICIÓN DEL CÓDIGO DE BARRAS)</text:span></text:p>
      <text:p text:style-name="P327"/>
      <text:p text:style-name="Standard"><text:span text:style-name="T328">PROBAR A QUITAR LOS REFLEJOS EN LOS CÓDIGOS DE BARRAS.<text:s/></text:span><text:span text:style-name="T329">EN VEZ DE HACER ESTO, SE ESTABLECERÁ UN UMBRAL DE PÍXELES CON EL QUE NOS ASEGURAREMOS DE QUE SOLO SE GUARDEN LAS MANCHAS DE PÍXELES A NIVEL ALTO CON UN ÁREA SUPERIOR A UN DETERMINADO NÚMERO DE PÍXELES. ASÍ TENEMOS LA SEGURIDAD DE QUE LO QUE SE HA DETECTADO ES UN CÓDIGO DE BARRAS Y NO LETRAS O NÚMEROS DE LA ETIQUETA.</text:span></text:p>
      <text:p text:style-name="P330"/>
      <text:p text:style-name="Standard"><text:span text:style-name="T331">METER EN UNA FUNCIÓN LA PARTE DE DIVIDIR LA IMAGEN EN FRANJAS Y HACER HOUGH POR FRANJAS.<text:s/></text:span><text:span text:style-name="T332">MIRAR SI SE PUEDE HACER UN POCO MÁS EFICIENTE LA FUNCIÓN Y ASÍ EVITAR REPERTIR CÓDIGO TANTAS VECES.</text:span></text:p>
      <text:p text:style-name="P333"/>
      <text:p text:style-name="P334">INTRODUCIR FASE DE APRENDIZAJE EN EL CÓDIGO.</text:p>
      <text:p text:style-name="Standard"><text:span text:style-name="T335">IDEA 1</text:span><text:span text:style-name="T336">: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337">IDEA 2</text:span><text:span text:style-name="T338">: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339"/>
      <text:p text:style-name="P340">SACAR FOTOS DE TODAS LAS ETAPAS DEL ALGORITMO (HOUGH, EMPAREJAMIENTO,<text:s/><text:soft-page-break/>RELLENO, BANDAS ARTIFICIALES, ELIMINACIÓN DE BANDAS…)</text:p>
      <text:p text:style-name="P341"/>
      <text:p text:style-name="Standard"><text:span text:style-name="T342">MIRAR SI PONER UNA CONDICIÓN CUANDO EMPAREJEMOS LAS LÍNEAS PARA EVITAR QUE SE FORMEN PAREJAS EN PRODUCTOS: TIPO QUE TENGA QUE ESTAR A UNA DISTANCIA DETERMINADA RESPECTO A LA ÚLTIMA PAREJA FORMADA PARA PODER FORMAR LA ACTUAL.</text:span></text:p>
      <text:p text:style-name="P343"/>
      <text:p text:style-name="Standard"><text:span text:style-name="T344">PROBAR A HACER HOUGH A PARTES DE LA IMAGEN, POR EJEMPLO HACER CUATRO HOUGHs, CALCULANDO HOUGH SOLO DE UN CUARTO DE LA IMAGEN.<text:s/></text:span></text:p>
      <text:p text:style-name="P345"/>
      <text:p text:style-name="P346">MIRAR LO DE AÑADIR LOS 20 PÍXELES POR ARRIBA Y POR ABAJO, REVISAR QUE SOLO SE HAGA EN LAS PAREJAS DIRECTAMENTE DETECTADAS Y QUE TAMBIÉN SE USE LOS DATOS DE LAS PAREJAS SIN ESE ENSANCHE PARA HACER LOS CÁLCULOS</text:p>
      <text:p text:style-name="P347"/>
      <text:p text:style-name="P348">SE DEBE DE HACER UN ALGORITMO ITERATIVO DE TAL MANERA QUE SI POR EJEMPLO FORMAMOS UNA PAREJA EN LOS PRODUCTOS, EL ALGORITMO RECONOZCA DE ALGUNA MANERA QUE ESA PAREJA ESTÁ MAL PARA DESECHARLA Y BUSCAR OTRA</text:p>
      <text:p text:style-name="P349">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350"/>
      <text:p text:style-name="P351">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352"/>
      <text:p text:style-name="P353">MIRAR CÓMO HACER EL RELLENO DE LÍNEAS SUELTAS HACIA EL LADO CORRECTO</text:p>
      <text:p text:style-name="P354"/>
      <text:p text:style-name="P355">MIRAR SI EN VEZ DE CREAR LAS BANDAS HORIZONTALES SOLO USANDO LAS ALTURAS, USAR MEJOR LAS LÍNEAS DETECTADAS CON SU INCLINACIÓN INCLUÍDA (SI LA TIENEN)</text:p>
      <text:p text:style-name="P356"/>
      <text:p text:style-name="P357">EN VEZ DE HACER UN CÓDIGO TAN LARGO, HACER FUNCIONES E IMPORTARLAS COMO EN AMPLI DE ROBÓTICA</text:p>
      <text:p text:style-name="P358"/>
      <text:p text:style-name="Standard"><text:span text:style-name="T359">pip install opencv-contrib-python</text:span></text:p>
      <text:p text:style-name="Standard"/>
      <text:p text:style-name="Standard"/>
      <text:p text:style-name="Standard"/>
      <text:p text:style-name="P360">Error al ejecutar axis_camera/gazebo_simulation: parece que el servidor de los modelos no funciona</text:p>
      <text:p text:style-name="Standard"/>
      <text:p text:style-name="Standard"/>
      <text:p text:style-name="Standard"/>
      <text:p text:style-name="Standard">Cosas por hacer:</text:p>
      <text:soft-page-break/>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P361">Dudas sobre la memoria del TFG</text:p>
      <text:p text:style-name="P362"/>
      <text:p text:style-name="P363">- Cómo referenciar un capítulo del TFG de Pedro<text:s/></text:p>
      <text:p text:style-name="P364"/>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6-07T16:09:00Z</dc:date>
    <meta:template xlink:href="Normal.dotm" xlink:type="simple"/>
    <meta:editing-cycles>214</meta:editing-cycles>
    <meta:editing-duration>PT595860S</meta:editing-duration>
    <meta:document-statistic meta:page-count="15" meta:paragraph-count="70" meta:word-count="5467" meta:character-count="35468" meta:row-count="250" meta:non-whitespace-character-count="30071"/>
  </office:meta>
</office:document-meta>
</file>